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e2182" officeooo:paragraph-rsid="000e218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f49d1" officeooo:paragraph-rsid="000f49d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4ea66" officeooo:paragraph-rsid="000e218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6418b" officeooo:paragraph-rsid="0016418b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2bdd3" officeooo:paragraph-rsid="0012bdd3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e2182" officeooo:paragraph-rsid="000e218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817c8" officeooo:paragraph-rsid="001817c8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92a34" officeooo:paragraph-rsid="00192a34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a53e4" officeooo:paragraph-rsid="001a53e4" style:font-size-asian="14pt" style:font-size-complex="16pt"/>
    </style:style>
    <style:style style:name="T1" style:family="text">
      <style:text-properties officeooo:rsid="0012bdd3"/>
    </style:style>
    <style:style style:name="T2" style:family="text">
      <style:text-properties officeooo:rsid="0012fe06"/>
    </style:style>
    <style:style style:name="T3" style:family="text">
      <style:text-properties officeooo:rsid="0014ea66"/>
    </style:style>
    <style:style style:name="T4" style:family="text">
      <style:text-properties officeooo:rsid="0016418b"/>
    </style:style>
    <style:style style:name="T5" style:family="text">
      <style:text-properties officeooo:rsid="001817c8"/>
    </style:style>
    <style:style style:name="T6" style:family="text">
      <style:text-properties officeooo:rsid="00192a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一 </text:span>OJS文件提交操作流程</text:p>
      <text:p text:style-name="P1"/>
      <text:p text:style-name="P2">1. 将pdfgrab1.rb pdfgrab2.rb文件拷贝到要转换的文件夹下;</text:p>
      <text:p text:style-name="P2"/>
      <text:p text:style-name="P2">2. 将下载的excel文件转换为step1.ods</text:p>
      <text:p text:style-name="P2"/>
      <text:p text:style-name="P2">3. 执行 ruby pdfgrab1.rb step1.ods 生成 step2.csv</text:p>
      <text:p text:style-name="P2"/>
      <text:p text:style-name="P2">4. 检查step2.csv文件，查看是否有文件链接缺失或不准确，修正，并将文件保存为step<text:span text:style-name="T4">2.ods</text:span>。</text:p>
      <text:p text:style-name="P2"/>
      <text:p text:style-name="P5">5. 向step2.ods 文件补充 栏目 信息</text:p>
      <text:p text:style-name="P2"/>
      <text:p text:style-name="P3">5. 执行 ruby pdfgrab2.rb step2.ods 生成最终的<text:span text:style-name="T1">xml文件。</text:span></text:p>
      <text:p text:style-name="P3"/>
      <text:p text:style-name="P7">6. <text:span text:style-name="T2">在web服务器所在主机上执行 ruby pdfgrab3.rb step2.ods 提交</text:span>。</text:p>
      <text:p text:style-name="P7"/>
      <text:p text:style-name="P2"><text:span text:style-name="T3">二 OJS的备份</text:span></text:p>
      <text:p text:style-name="P2"><text:span text:style-name="T3"><text:tab/>备份分三部分内容：ojs系统文件备份 数据库备份和文件目录备份</text:span></text:p>
      <text:p text:style-name="P9"><text:span text:style-name="T3">2.</text:span>1 备份OJS系统文件</text:p>
      <text:p text:style-name="P9"><text:tab/>cd /var/www/ojs</text:p>
      <text:p text:style-name="P9"><text:tab/>tar czf /home/hxltxb/ojsbackup/20131216/ojs-install.tar.gz *</text:p>
      <text:p text:style-name="P9"/>
      <text:p text:style-name="P9">2.2 备份数据库</text:p>
      <text:p text:style-name="P9"><text:tab/>需要知道的内容有：数据库名，用户名，密码。这些都可以在config.inc.php 文件的数据库部分找到。</text:p>
      <text:p text:style-name="P9"/>
      <text:p text:style-name="P9">Mysqldump -u <text:span text:style-name="T6">hxltadmin</text:span> -p <text:span text:style-name="T6">ojshxlt | gzip -9</text:span></text:p>
      <text:p text:style-name="P9"><text:s/><text:span text:style-name="T6">&gt; /home/hxltxb/ojsbackup/20131216/ojs-database.sql.gz</text:span></text:p>
      <text:p text:style-name="P9"/>
      <text:p text:style-name="P10">2.3 备份文件目录</text:p>
      <text:p text:style-name="P10"><text:tab/>cd /var/files(文件保存目录）</text:p>
      <text:p text:style-name="P10"><text:tab/>tar czf /home/hxltxb/ojs-backup/20131216/ojs-files.tar/gz</text:p>
      <text:p text:style-name="P10"/>
      <text:p text:style-name="P11">三 OJS系统恢复</text:p>
      <text:p text:style-name="P11"/>
      <text:p text:style-name="P11">3.1 恢复系统文件和文件目录</text:p>
      <text:p text:style-name="P11">cd /var/www</text:p>
      <text:p text:style-name="P11">mkdir ojs</text:p>
      <text:p text:style-name="P11">cd ojs</text:p>
      <text:p text:style-name="P11">tar xzf /home/hxltxb/ojs-backup/20131216/ojs-install.tar.gz</text:p>
      <text:p text:style-name="P11"><text:soft-page-break/>cd /var/</text:p>
      <text:p text:style-name="P11">mkdir files</text:p>
      <text:p text:style-name="P11">cd files</text:p>
      <text:p text:style-name="P11">tar xzf /home/hxltxb/ojs-backup/20131216/ojs-files.tar.gz</text:p>
      <text:p text:style-name="P11"/>
      <text:p text:style-name="P11">3.2 恢复数据库</text:p>
      <text:p text:style-name="P11"/>
      <text:p text:style-name="P11">mysql -u root -p</text:p>
      <text:p text:style-name="P11">输入口令</text:p>
      <text:p text:style-name="P11"/>
      <text:p text:style-name="P11">mysql&gt; DROP DATABASE ojshxlt;</text:p>
      <text:p text:style-name="P11"/>
      <text:p text:style-name="P11">mysql&gt; CREATE DATABASE ojshxlt DEFAULT CHARSET SET utf8;</text:p>
      <text:p text:style-name="P11"/>
      <text:p text:style-name="P11">mysql&gt; GRANT ALL ON ojshxlt.* TO <text:a xlink:type="simple" xlink:href="mailto:hxltadmin@localhost">hxltadmin@localhost</text:a> IDENTIFIED BY 'password(换成自己的口令）'</text:p>
      <text:p text:style-name="P11"/>
      <text:p text:style-name="P11">将数据库dump导入到新建的数据库中</text:p>
      <text:p text:style-name="P11"/>
      <text:p text:style-name="P11">$ zcat /home/hxltxb/ojs-backup/20131216/ojs-database.sql.gz | mysql -u hxltadmin -p ojshxlt </text:p>
      <text:p text:style-name="P9"><text:tab/></text:p>
      <text:p text:style-name="P2"/>
      <text:p text:style-name="P9"><text:span text:style-name="T3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nyue </meta:initial-creator>
    <meta:creation-date>2013-12-12T15:14:11.269590381</meta:creation-date>
    <dc:date>2013-12-16T14:53:43.184961406</dc:date>
    <dc:creator>xinyue </dc:creator>
    <meta:editing-duration>PT9M58S</meta:editing-duration>
    <meta:editing-cycles>12</meta:editing-cycles>
    <meta:generator>LibreOffice/4.1.2.3$Linux_x86 LibreOffice_project/410m0$Build-3</meta:generator>
    <meta:document-statistic meta:table-count="0" meta:image-count="0" meta:object-count="0" meta:page-count="2" meta:paragraph-count="39" meta:word-count="355" meta:character-count="1178" meta:non-whitespace-character-count="1080"/>
  </office:meta>
</office:document-meta>
</file>